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1547in"/>
    </style:style>
    <style:style style:name="co12" style:family="table-column">
      <style:table-column-properties fo:break-before="auto" style:column-width="1.29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Default"/>
        <table:table-column table:style-name="co8" table:default-cell-style-name="ce5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default-cell-style-name="ce1"/>
        <table:table-column table:style-name="co1" table:number-columns-repeated="31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Real quantity</text:p>
          </table:table-cell>
          <table:table-cell office:value-type="string" calcext:value-type="string">
            <text:p>minimum order from tme</text:p>
          </table:table-cell>
          <table:table-cell office:value-type="string" calcext:value-type="string">
            <text:p>needed quantity</text:p>
          </table:table-cell>
          <table:table-cell office:value-type="string" calcext:value-type="string">
            <text:p>price ( for 1 ) usd</text:p>
          </table:table-cell>
          <table:table-cell office:value-type="string" calcext:value-type="string">
            <text:p>final price</text:p>
          </table:table-cell>
          <table:table-cell table:style-name="ce1" office:value-type="string" calcext:value-type="string">
            <text:p>final price (zł)</text:p>
          </table:table-cell>
          <table:table-cell office:value-type="string" calcext:value-type="string">
            <text:p>Optional options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is footprint custom</text:p>
          </table:table-cell>
          <table:table-cell office:value-type="string" calcext:value-type="string">
            <text:p>My options</text:p>
          </table:table-cell>
          <table:table-cell office:value-type="string" calcext:value-type="string">
            <text:p>My order quantity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TUSB2036</text:p>
          </table:table-cell>
          <table:table-cell table:style-name="ce2" office:value-type="string" calcext:value-type="string">
            <text:p><text:a xlink:href="https://www.tme.eu/pl/details/tusb2036vf/uklady-scalone-interfejs-usb/texas-instruments/" xlink:type="simple">https://www.tme.eu/pl/details/tusb2036vf/uklady-scalone-interfejs-usb/texas-instruments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4.84" calcext:value-type="float">
            <text:p>4.84</text:p>
          </table:table-cell>
          <table:table-cell table:formula="of:=[.D2]*[.G2]" office:value-type="float" office:value="4.84" calcext:value-type="float">
            <text:p>4.84</text:p>
          </table:table-cell>
          <table:table-cell table:formula="of:=[.H2]*4.63" office:value-type="float" office:value="22.4092" calcext:value-type="float">
            <text:p>22.40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AC1117H-3.3TRE1</text:p>
          </table:table-cell>
          <table:table-cell office:value-type="string" calcext:value-type="string">
            <text:p><text:a xlink:href="https://www.tme.eu/pl/details/az1117h-3.3tre1/stabilizatory-napiecia-nieregulowane-ldo/diodes-incorporated/" xlink:type="simple">https://www.tme.eu/pl/details/az1117h-3.3tre1/stabilizatory-napiecia-nieregulowane-ldo/diodes-incorporated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4167" calcext:value-type="float">
            <text:p>0.14167</text:p>
          </table:table-cell>
          <table:table-cell table:formula="of:=[.D3]*[.G3]" office:value-type="float" office:value="0.70835" calcext:value-type="float">
            <text:p>0.70835</text:p>
          </table:table-cell>
          <table:table-cell table:formula="of:=[.H3]*4.63" office:value-type="float" office:value="3.2796605" calcext:value-type="float">
            <text:p>3.27966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6M-49S-SR</text:p>
          </table:table-cell>
          <table:table-cell office:value-type="string" calcext:value-type="string">
            <text:p>https://www.tme.eu/pl/details/6m-49s-sr/rezonatory-kwarcowe-tht/sr-passives/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39" calcext:value-type="float">
            <text:p>0.739</text:p>
          </table:table-cell>
          <table:table-cell table:formula="of:=[.D4]*[.G4]" office:value-type="float" office:value="1.478" calcext:value-type="float">
            <text:p>1.478</text:p>
          </table:table-cell>
          <table:table-cell table:formula="of:=[.H4]*4.63" office:value-type="float" office:value="6.84314" calcext:value-type="float">
            <text:p>6.8431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D1213A-02SR-7</text:p>
          </table:table-cell>
          <table:table-cell office:value-type="string" calcext:value-type="string">
            <text:p>https://www.tme.eu/pl/details/d1213a-02sr-7/diody-zabezpieczajace-drabinki/diodes-incorporated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4269" calcext:value-type="float">
            <text:p>0.14269</text:p>
          </table:table-cell>
          <table:table-cell table:formula="of:=[.D5]*[.G5]" office:value-type="float" office:value="0.71345" calcext:value-type="float">
            <text:p>0.71345</text:p>
          </table:table-cell>
          <table:table-cell table:formula="of:=[.H5]*4.63" office:value-type="float" office:value="3.3032735" calcext:value-type="float">
            <text:p>3.303273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AO3415A</text:p>
          </table:table-cell>
          <table:table-cell office:value-type="string" calcext:value-type="string">
            <text:p>https://www.tme.eu/pl/details/ao3415a/tranzystory-z-kanalem-p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formula="of:=[.D6]*[.G6]" office:value-type="float" office:value="0.87" calcext:value-type="float">
            <text:p>0.87</text:p>
          </table:table-cell>
          <table:table-cell table:formula="of:=[.H6]*4.63" office:value-type="float" office:value="4.0281" calcext:value-type="float">
            <text:p>4.028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MCP73114-0NSI/MF</text:p>
          </table:table-cell>
          <table:table-cell office:value-type="string" calcext:value-type="string">
            <text:p>https://www.tme.eu/pl/details/mcp73114-0nsimf/kontrolery-baterii-i-akumulatorow-uklady/microchip-technology/mcp73114-0nsi-mf/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.56" calcext:value-type="float">
            <text:p>1.56</text:p>
          </table:table-cell>
          <table:table-cell table:formula="of:=[.D7]*[.G7]" office:value-type="float" office:value="1.56" calcext:value-type="float">
            <text:p>1.56</text:p>
          </table:table-cell>
          <table:table-cell table:formula="of:=[.H7]*4.63" office:value-type="float" office:value="7.2228" calcext:value-type="float">
            <text:p>7.222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AP9101CAK6-ANTRG1</text:p>
          </table:table-cell>
          <table:table-cell office:value-type="string" calcext:value-type="string">
            <text:p>https://www.tme.eu/pl/details/ap9101cak6-antrg1/kontrolery-baterii-i-akumulatorow-uklady/diodes-incorporated/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formula="of:=[.D8]*[.G8]" office:value-type="float" office:value="0.9" calcext:value-type="float">
            <text:p>0.9</text:p>
          </table:table-cell>
          <table:table-cell table:formula="of:=[.H8]*4.63" office:value-type="float" office:value="4.167" calcext:value-type="float">
            <text:p>4.16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https://www.tme.eu/pl/details/ao3418/tranzystory-z-kanalem-n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formula="of:=[.D9]*[.G9]" office:value-type="float" office:value="0.87" calcext:value-type="float">
            <text:p>0.87</text:p>
          </table:table-cell>
          <table:table-cell table:formula="of:=[.H9]*4.63" office:value-type="float" office:value="4.0281" calcext:value-type="float">
            <text:p>4.0281</text:p>
          </table:table-cell>
          <table:table-cell table:number-columns-repeated="36"/>
        </table:table-row>
        <table:table-row table:style-name="ro2">
          <table:table-cell table:number-columns-repeated="7"/>
          <table:table-cell table:formula="of:=[.D10]*[.G10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1]*[.G11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2]*[.G12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3]*[.G13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4]*[.G14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5]*[.G15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6]*[.G16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7]*[.G17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8]*[.G18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19]*[.G19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0]*[.G20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1]*[.G21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2]*[.G22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3]*[.G23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4]*[.G24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5]*[.G25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6]*[.G26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7]*[.G27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8]*[.G28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29]*[.G29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0]*[.G30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1]*[.G31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2]*[.G32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3]*[.G33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4]*[.G34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5]*[.G35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6]*[.G36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7]*[.G37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8]*[.G38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39]*[.G39]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number-columns-repeated="7"/>
          <table:table-cell table:formula="of:=[.D40]*[.G40]" office:value-type="float" office:value="0" calcext:value-type="float">
            <text:p>0</text:p>
          </table:table-cell>
          <table:table-cell table:number-columns-repeated="37"/>
        </table:table-row>
        <table:table-row table:style-name="ro2" table:number-rows-repeated="4">
          <table:table-cell table:number-columns-repeated="45"/>
        </table:table-row>
        <table:table-row table:style-name="ro2" table:number-rows-repeated="39">
          <table:table-cell table:number-columns-repeated="5"/>
          <table:table-cell table:style-name="Default"/>
          <table:table-cell table:number-columns-repeated="39"/>
        </table:table-row>
        <table:table-row table:style-name="ro2">
          <table:table-cell table:number-columns-repeated="5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2" table:number-rows-repeated="14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2" table:number-rows-repeated="42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11:25.371031630</meta:creation-date>
    <meta:generator>LibreOffice/7.2.7.2$Linux_X86_64 LibreOffice_project/20$Build-2</meta:generator>
    <dc:date>2022-08-05T19:57:38.313953445</dc:date>
    <meta:editing-duration>PT3M38S</meta:editing-duration>
    <meta:editing-cycles>1</meta:editing-cycles>
    <meta:document-statistic meta:table-count="1" meta:cell-count="119" meta:object-count="0"/>
  </office:meta>
</office:document-meta>
</file>